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5" style:parent-style-name="Normal" style:family="paragraph">
      <style:paragraph-properties fo:text-align="end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6" style:parent-style-name="Normal" style:family="paragraph">
      <style:paragraph-properties fo:text-align="end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7" style:parent-style-name="Normal" style:family="paragraph">
      <style:paragraph-properties fo:text-align="end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8" style:parent-style-name="Normal" style:family="paragraph">
      <style:paragraph-properties fo:text-align="end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9" style:parent-style-name="Normal" style:family="paragraph">
      <style:paragraph-properties fo:text-align="end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10" style:parent-style-name="Normal" style:family="paragraph">
      <style:paragraph-properties fo:text-align="end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11" style:parent-style-name="Normal" style:family="paragraph">
      <style:paragraph-properties fo:text-align="end"/>
    </style:style>
    <style:style style:name="T12" style:parent-style-name="Policepardéfaut" style:family="text"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13" style:parent-style-name="Normal" style:family="paragraph">
      <style:paragraph-properties fo:text-align="end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14" style:parent-style-name="Normal" style:family="paragraph">
      <style:paragraph-properties fo:text-align="end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name="P15" style:parent-style-name="Normal" style:family="paragraph">
      <style:paragraph-properties fo:text-align="end"/>
      <style:text-properties fo:font-weight="bold" style:font-weight-asian="bold" style:font-weight-complex="bold" fo:font-size="20pt" style:font-size-asian="20pt" style:font-size-complex="20pt" style:language-complex="ar" style:country-complex="T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إلى الإدارة الجهوية<text:s/></text:p>
      <text:p text:style-name="P3">للحماية<text:s/>المدنية بجندوبة<text:s/></text:p>
      <text:p text:style-name="P4"/>
      <text:p text:style-name="P5">و بعد<text:s/></text:p>
      <text:p text:style-name="P6">إننا الممضين أسفله السيد محمد غسان كحلاوي صاحب بيطاقة تعرف وطنية 07993521 رئيس المكتب الجهوي<text:s/>بجندوبة للجمعية الوطنية للنوادي الجامعية و السيد جابر المعروفي<text:s/>صاحب بيطاقة تعريف وطنية رقم...... المكلف بالعمل الثقافي بالمركز الجامعي للتنشيط الثقافي و الرياضي بحندوبة<text:s/></text:p>
      <text:p text:style-name="P7">نتقدم<text:s/>إلى سيادتكم بمطلبنا هذا راجينا منكم <text:s/>بعمل دورة تكوينية في البعمل دورة تكوينية في الإسعافات الأولية للطلبة<text:s/><text:line-break/>وذلك مساء يوم الجمعة 23/11/2018 بالمركز الجامعي للتنشيط الثقافي و الرياضي بجندوبة<text:s/></text:p>
      <text:p text:style-name="P8"/>
      <text:p text:style-name="P9">لنا وطيد من الأمل أن يحضا مطلبنا هذا<text:s/>بالموافقة وحسن القبول لكم منا سيدي فائق عبارات الشكر و التقدير و السلام<text:s/></text:p>
      <text:p text:style-name="P10"/>
      <text:p text:style-name="P11"><text:span text:style-name="T12"><text:s text:c="22"/></text:span><draw:frame draw:style-name="a0" draw:name="Image 1" text:anchor-type="as-char" svg:x="0in" svg:y="0in" svg:width="6.3in" svg:height="0.45332in" style:rel-width="scale" style:rel-height="scale"><draw:image xlink:href="media/image1.emf" xlink:type="simple" xlink:show="embed" xlink:actuate="onLoad"/><svg:title/><svg:desc/></draw:frame></text:p>
      <text:p text:style-name="P13"><text:s/></text:p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complex="ar" style:country-complex="TN"/>
    </style:style>
  </office:automatic-styles>
  <office:master-styles>
    <style:master-page style:name="MP0" style:page-layout-name="PL0">
      <style:header>
        <text:p text:style-name="En-tête"><text:span text:style-name="T2">جندوبة في 18/11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hassen kahlaoui</meta:initial-creator>
    <dc:creator>ghassen kahlaoui</dc:creator>
    <meta:creation-date>2018-11-18T20:30:00Z</meta:creation-date>
    <dc:date>2018-11-18T20:59:00Z</dc:date>
    <meta:template xlink:href="Normal.dotm" xlink:type="simple"/>
    <meta:editing-cycles>1</meta:editing-cycles>
    <meta:editing-duration>PT1740S</meta:editing-duration>
    <meta:document-statistic meta:page-count="1" meta:paragraph-count="1" meta:word-count="100" meta:character-count="652" meta:row-count="4" meta:non-whitespace-character-count="553"/>
  </office:meta>
</office:document-meta>
</file>